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24pt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bd2f7fd-7fff-a6fd-373f-8f8263d8c439"/>Software Requirement Specification</text:p>
      <text:p text:style-name="Text_20_body"/>
      <text:p text:style-name="P2">Technologies To Use:</text:p>
      <text:list xml:id="list17781368" text:style-name="L1">
        <text:list-item>
          <text:p text:style-name="P3">ReactJS (JS Frontend Framework)</text:p>
        </text:list-item>
        <text:list-item>
          <text:p text:style-name="P3">BootStrap v4.5</text:p>
        </text:list-item>
        <text:list-item>
          <text:p text:style-name="P3">CSS3</text:p>
        </text:list-item>
        <text:list-item>
          <text:p text:style-name="P3">JavaScript</text:p>
        </text:list-item>
      </text:list>
      <text:p text:style-name="Text_20_body"/>
      <text:p text:style-name="P2">Specifications:</text:p>
      <text:list xml:id="list3256625455" text:style-name="L2">
        <text:list-item>
          <text:p text:style-name="P4">The app should be divided into multiple components for reusability of the components.</text:p>
        </text:list-item>
        <text:list-item>
          <text:p text:style-name="P4">The UI should be attractive and should have semantic tags used.</text:p>
        </text:list-item>
        <text:list-item>
          <text:p text:style-name="P4">There must be a search filter to search the books.</text:p>
        </text:list-item>
        <text:list-item>
          <text:p text:style-name="P4">The books must be divided in terms of categories which can be added by the user at the time he/she is adding the book.</text:p>
        </text:list-item>
        <text:list-item>
          <text:p text:style-name="P4">On clicking a book, the app should take to the book reading interface.</text:p>
        </text:list-item>
        <text:list-item>
          <text:p text:style-name="P4">The user must be able to delete the book on click.</text:p>
        </text:list-item>
        <text:list-item>
          <text:p text:style-name="P4">The app must be robust and should be reliable to be scaled in future.</text:p>
        </text:list-item>
        <text:list-item>
          <text:p text:style-name="P4">The UI must be responsive and suitable for mobile and web view.</text:p>
        </text:list-item>
      </text:list>
      <text:p text:style-name="P5"/>
      <text:p text:style-name="P5"><text:s text:c="4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23:31:05.866697058</meta:creation-date>
    <dc:date>2020-06-28T23:32:28.837729533</dc:date>
    <meta:editing-duration>PT1M26S</meta:editing-duration>
    <meta:editing-cycles>1</meta:editing-cycles>
    <meta:document-statistic meta:table-count="0" meta:image-count="0" meta:object-count="0" meta:page-count="1" meta:paragraph-count="16" meta:word-count="135" meta:character-count="756" meta:non-whitespace-character-count="600"/>
    <meta:generator>LibreOffice/6.0.7.3$Linux_X86_64 LibreOffice_project/00m0$Build-3</meta:generator>
  </office:meta>
</office:document-meta>
</file>